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e6e6ff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background-color="#e6e6ff" fo:padding="0.097cm" fo:border="0.0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background-color="#e6e6ff" fo:padding="0.097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e6e6ff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f61ee" officeooo:paragraph-rsid="000f61ee"/>
    </style:style>
    <style:style style:name="P2" style:family="paragraph" style:parent-style-name="Standard">
      <style:text-properties style:font-name="Bitstream Vera Sans Mono" fo:font-size="10pt" officeooo:rsid="000f61ee" officeooo:paragraph-rsid="000fdd15" style:font-size-asian="10pt" style:font-size-complex="10pt"/>
    </style:style>
    <style:style style:name="P3" style:family="paragraph" style:parent-style-name="Standard">
      <style:text-properties officeooo:rsid="000fdd15" officeooo:paragraph-rsid="000fdd15"/>
    </style:style>
    <style:style style:name="P4" style:family="paragraph" style:parent-style-name="Table_20_Contents">
      <style:text-properties style:font-name="Bitstream Vera Sans Mono" fo:font-size="10pt" officeooo:rsid="000fdd15" officeooo:paragraph-rsid="000fdd1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6 &amp; 7:</text:p>
      <text:p text:style-name="P1"/>
      <text:p text:style-name="P1">We first define a datastructure that encapsulates nasty details of array accesses:</text:p>
      <text:p text:style-name="P1"/>
      <text:p text:style-name="P1">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# This class represents a matrix like in ex 6:</text:p>
            <text:p text:style-name="P2">#</text:p>
            <text:p text:style-name="P2"># 0 <text:s text:c="3"/>w_12 <text:s text:c="3"/>... <text:s text:c="2"/>w_1n <text:s/>| W_1 | v_1</text:p>
            <text:p text:style-name="P2"># 0 <text:s text:c="4"/>0 <text:s text:c="5"/>... <text:s text:c="2"/>w_2n <text:s/>| W_2 | v_2</text:p>
            <text:p text:style-name="P2"># <text:s text:c="13"/>... <text:s text:c="8"/>| ... | ...</text:p>
            <text:p text:style-name="P2"># 0 <text:s text:c="11"/>... <text:s text:c="3"/>0 <text:s text:c="3"/>| W_n | v_n</text:p>
            <text:p text:style-name="P2">#</text:p>
            <text:p text:style-name="P2"># It is stored in an array. Hereby w_ij and W_i are integers,</text:p>
            <text:p text:style-name="P2"># v_i are arrays themselves.</text:p>
            <text:p text:style-name="P2">#</text:p>
            <text:p text:style-name="P2"># Every read and write access is done in constant time.</text:p>
            <text:p text:style-name="P2">class DatMatrix</text:p>
            <text:p text:style-name="P2"></text:p>
            <text:p text:style-name="P2"><text:tab/>attr_reader :n</text:p>
            <text:p text:style-name="P2"><text:tab/>attr_accessor :m, :array</text:p>
            <text:p text:style-name="P2"></text:p>
            <text:p text:style-name="P2"><text:tab/># We store the following</text:p>
            <text:p text:style-name="P2"><text:tab/># <text:s text:c="2"/>- the one integer 'n'</text:p>
            <text:p text:style-name="P2"><text:tab/># <text:s text:c="2"/>- the next integer 'm', intended to count the remaining thingsies</text:p>
            <text:p text:style-name="P2"><text:tab/># <text:s text:c="2"/>- the array 'array' of size O(n²)</text:p>
            <text:p text:style-name="P2"><text:tab/># Hence we need O(n²)</text:p>
            <text:p text:style-name="P2"><text:tab/>def initialize n</text:p>
            <text:p text:style-name="P2"><text:tab/><text:tab/>size_of_matrix = (n*(n-1) / 2)</text:p>
            <text:p text:style-name="P2"><text:tab/><text:tab/>size_of_vectors = 2 * n</text:p>
            <text:p text:style-name="P2"><text:tab/><text:tab/>@n = n</text:p>
            <text:p text:style-name="P2"><text:tab/><text:tab/>@m = n</text:p>
            <text:p text:style-name="P2"><text:tab/><text:tab/>@array = Array.new size_of_matrix + size_of_vectors, 0</text:p>
            <text:p text:style-name="P2"><text:tab/><text:tab/># initialize names</text:p>
            <text:p text:style-name="P2"><text:tab/><text:tab/>(1..n).each do |i|</text:p>
            <text:p text:style-name="P2"><text:tab/><text:tab/><text:tab/>@array[v_position(i)] = [i]</text:p>
            <text:p text:style-name="P2"><text:tab/><text:tab/>end</text:p>
            <text:p text:style-name="P2"><text:tab/>end</text:p>
            <text:p text:style-name="P2"></text:p>
            <text:p text:style-name="P2"><text:tab/># Produces a copy of the DatMatrix object called</text:p>
            <text:p text:style-name="P2"><text:tab/>def copy</text:p>
            <text:p text:style-name="P2"><text:tab/><text:tab/>o = DatMatrix.new @n</text:p>
            <text:p text:style-name="P2"><text:tab/><text:tab/>o.array = @array.dup</text:p>
            <text:p text:style-name="P2"><text:tab/><text:tab/>o</text:p>
            <text:p text:style-name="P2"><text:tab/>end</text:p>
            <text:p text:style-name="P2"></text:p>
            <text:p text:style-name="P2"><text:tab/># gets the weight of the coordinate i, j</text:p>
            <text:p text:style-name="P2"><text:tab/>def get_w i, j</text:p>
            <text:p text:style-name="P2"><text:tab/><text:tab/>return 0 if i &gt;= j</text:p>
            <text:p text:style-name="P2"><text:tab/><text:tab/>@array[w_position(i,j)]</text:p>
            <text:p text:style-name="P2"><text:tab/>end</text:p>
            <text:p text:style-name="P2"></text:p>
            <text:p text:style-name="P2"><text:tab/># sets the weight of entry i, j</text:p>
            <text:p text:style-name="P2"><text:tab/>def set_w i, j, w</text:p>
            <text:p text:style-name="P2"><text:tab/><text:tab/>return if i &gt;= j</text:p>
            <text:p text:style-name="P2"><text:tab/><text:tab/>pos = w_position(i,j)</text:p>
            <text:p text:style-name="P2"><text:tab/><text:tab/>before = @array[w_position(i,j)]</text:p>
            <text:p text:style-name="P2"><text:tab/><text:tab/>@array[w_position(i,j)] = w</text:p>
            <text:p text:style-name="P2"><text:tab/><text:tab/>@array[W_position(i)] += w - before</text:p>
            <text:p text:style-name="P2"><text:tab/>end</text:p>
            <text:p text:style-name="P2"></text:p>
            <text:p text:style-name="P2"><text:tab/># gets the sum in line i</text:p>
            <text:p text:style-name="P2"><text:soft-page-break/><text:tab/>def get_W i</text:p>
            <text:p text:style-name="P2"><text:tab/><text:tab/>@array[W_position(i)]</text:p>
            <text:p text:style-name="P2"><text:tab/>end</text:p>
            <text:p text:style-name="P2"></text:p>
            <text:p text:style-name="P2"><text:tab/># gets the nodes of index i</text:p>
            <text:p text:style-name="P2"><text:tab/>def get_v i</text:p>
            <text:p text:style-name="P2"><text:tab/><text:tab/>@array[v_position(i)]</text:p>
            <text:p text:style-name="P2"><text:tab/>end</text:p>
            <text:p text:style-name="P2"></text:p>
            <text:p text:style-name="P2"><text:tab/>def join_v i, j</text:p>
            <text:p text:style-name="P2"><text:tab/><text:tab/>vi = v_position i</text:p>
            <text:p text:style-name="P2"><text:tab/><text:tab/>vj = v_position j</text:p>
            <text:p text:style-name="P2"><text:tab/><text:tab/>a = @array[vi]</text:p>
            <text:p text:style-name="P2"><text:tab/><text:tab/>b = @array[vj]</text:p>
            <text:p text:style-name="P2"><text:tab/><text:tab/>@array[vi] = a + b</text:p>
            <text:p text:style-name="P2"><text:tab/><text:tab/>@array[vj] = []</text:p>
            <text:p text:style-name="P2"><text:tab/>end</text:p>
            <text:p text:style-name="P2"></text:p>
            <text:p text:style-name="P2"><text:tab/># Output to console (max 3 char per entry)</text:p>
            <text:p text:style-name="P2"><text:tab/>def print</text:p>
            <text:p text:style-name="P2"><text:tab/><text:tab/># lines</text:p>
            <text:p text:style-name="P2"><text:tab/><text:tab/>(1..@n).each do |i|</text:p>
            <text:p text:style-name="P2"><text:tab/><text:tab/><text:tab/>line = ""</text:p>
            <text:p text:style-name="P2"><text:tab/><text:tab/><text:tab/># rows of w</text:p>
            <text:p text:style-name="P2"><text:tab/><text:tab/><text:tab/>(1..@n).each do |j|</text:p>
            <text:p text:style-name="P2"><text:tab/><text:tab/><text:tab/><text:tab/>line &lt;&lt; printable(get_w(i,j))</text:p>
            <text:p text:style-name="P2"><text:tab/><text:tab/><text:tab/><text:tab/>line &lt;&lt; ' '</text:p>
            <text:p text:style-name="P2"><text:tab/><text:tab/><text:tab/>end</text:p>
            <text:p text:style-name="P2"><text:tab/><text:tab/><text:tab/>line &lt;&lt; '| ' + printable(get_W(i))</text:p>
            <text:p text:style-name="P2"><text:tab/><text:tab/><text:tab/>line &lt;&lt; '| ' + get_v(i).to_s</text:p>
            <text:p text:style-name="P2"></text:p>
            <text:p text:style-name="P2"><text:tab/><text:tab/><text:tab/>puts line</text:p>
            <text:p text:style-name="P2"><text:tab/><text:tab/>end</text:p>
            <text:p text:style-name="P2"><text:tab/>end</text:p>
            <text:p text:style-name="P2"></text:p>
            <text:p text:style-name="P2"><text:tab/>private</text:p>
            <text:p text:style-name="P2"></text:p>
            <text:p text:style-name="P2"><text:tab/># Helper that calculates for coordinates i and j the array index.</text:p>
            <text:p text:style-name="P2"><text:tab/>def w_position i, j</text:p>
            <text:p text:style-name="P2"><text:tab/><text:tab/>(((j - 2)*(j - 1)) / 2) + (i - 1)</text:p>
            <text:p text:style-name="P2"><text:tab/>end</text:p>
            <text:p text:style-name="P2"></text:p>
            <text:p text:style-name="P2"><text:tab/># Helper that calculates for i the array index of W_i</text:p>
            <text:p text:style-name="P2"><text:tab/>def W_position i</text:p>
            <text:p text:style-name="P2"><text:tab/><text:tab/>((@n * (@n-1)) / 2) + (i - 1)</text:p>
            <text:p text:style-name="P2"><text:tab/>end</text:p>
            <text:p text:style-name="P2"></text:p>
            <text:p text:style-name="P2"><text:tab/># Helper that calculates for i the array index of v_i</text:p>
            <text:p text:style-name="P2"><text:tab/>def v_position i</text:p>
            <text:p text:style-name="P2"><text:tab/><text:tab/>((@n * (@n-1)) / 2) + @n + (i - 1)</text:p>
            <text:p text:style-name="P2"><text:tab/>end</text:p>
            <text:p text:style-name="P2"></text:p>
            <text:p text:style-name="P2"><text:tab/># Returns a string starting with n and filled up with spaces</text:p>
            <text:p text:style-name="P2"><text:tab/># such that it is 3 chars long</text:p>
            <text:p text:style-name="P2"><text:tab/>def printable n</text:p>
            <text:p text:style-name="P2"><text:tab/><text:tab/>if n &lt; 10</text:p>
            <text:p text:style-name="P2"><text:tab/><text:tab/><text:tab/>return "#{n} <text:s/>"</text:p>
            <text:p text:style-name="P2"><text:tab/><text:tab/>elsif n &lt; 100</text:p>
            <text:p text:style-name="P2"><text:tab/><text:tab/><text:tab/>return "#{n} "</text:p>
            <text:p text:style-name="P2"><text:tab/><text:tab/>elsif n &lt; 1000</text:p>
            <text:p text:style-name="P2"><text:tab/><text:tab/><text:tab/>return "#{n}"</text:p>
            <text:p text:style-name="P2"><text:tab/><text:tab/>end</text:p>
            <text:p text:style-name="P2"><text:soft-page-break/><text:tab/>end</text:p>
            <text:p text:style-name="P2">end</text:p>
            <text:p text:style-name="P2"/>
          </table:table-cell>
        </table:table-row>
      </table:table>
      <text:p text:style-name="P1"/>
      <text:p text:style-name="P1"/>
      <text:p text:style-name="P1">We then define everything needed to contract edges.</text:p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</text:p>
            <text:p text:style-name="P4"># Computes contract for input DatMatrix W</text:p>
            <text:p text:style-name="P4">def contract w</text:p>
            <text:p text:style-name="P4"><text:tab/># 1) If graph has only two vertices, <text:s/>then stop</text:p>
            <text:p text:style-name="P4"><text:s text:c="4"/># <text:s text:c="3"/>output y and cap(y)</text:p>
            <text:p text:style-name="P4"><text:tab/>if w.m == 2</text:p>
            <text:p text:style-name="P4"><text:tab/><text:tab/>y = w.get_v 1</text:p>
            <text:p text:style-name="P4"><text:tab/><text:tab/>cap = w.get_W 1</text:p>
            <text:p text:style-name="P4"><text:tab/><text:tab/>return [y, cap]</text:p>
            <text:p text:style-name="P4"><text:tab/>end</text:p>
            <text:p text:style-name="P4"></text:p>
            <text:p text:style-name="P4"><text:tab/># 2) At random contract an edge where the likelihood of</text:p>
            <text:p text:style-name="P4"><text:s text:c="4"/># <text:s text:c="3"/>taking an edge is proportional to the edge weight.</text:p>
            <text:p text:style-name="P4"><text:s text:c="4"/>edge = select_edge w</text:p>
            <text:p text:style-name="P4"><text:s text:c="4"/>contract_edge w, edge</text:p>
            <text:p text:style-name="P4"></text:p>
            <text:p text:style-name="P4"><text:s text:c="4"/># 3) Recursively apply CONTRACT to the resulting graph</text:p>
            <text:p text:style-name="P4"><text:tab/>w.m -= 1</text:p>
            <text:p text:style-name="P4"><text:s text:c="4"/>contract w</text:p>
            <text:p text:style-name="P4">end</text:p>
            <text:p text:style-name="P4"></text:p>
            <text:p text:style-name="P4"># As above but without recursion</text:p>
            <text:p text:style-name="P4">def k_contract w, k</text:p>
            <text:p text:style-name="P4"></text:p>
            <text:p text:style-name="P4"><text:tab/>k.times do |i|</text:p>
            <text:p text:style-name="P4"><text:tab/><text:tab/>if w.m == 2</text:p>
            <text:p text:style-name="P4"><text:tab/><text:tab/><text:tab/>y = w.get_v 1</text:p>
            <text:p text:style-name="P4"><text:tab/><text:tab/><text:tab/>cap = w.get_W 1</text:p>
            <text:p text:style-name="P4"><text:tab/><text:tab/><text:tab/>return [y, cap]</text:p>
            <text:p text:style-name="P4"><text:tab/><text:tab/>end</text:p>
            <text:p text:style-name="P4"></text:p>
            <text:p text:style-name="P4"><text:tab/><text:tab/>edge = select_edge w</text:p>
            <text:p text:style-name="P4"><text:tab/><text:tab/>contract_edge w, edge</text:p>
            <text:p text:style-name="P4"></text:p>
            <text:p text:style-name="P4"><text:tab/><text:tab/>w.m -= 1</text:p>
            <text:p text:style-name="P4"><text:tab/>end</text:p>
            <text:p text:style-name="P4">end</text:p>
            <text:p text:style-name="P4"></text:p>
            <text:p text:style-name="P4"></text:p>
            <text:p text:style-name="P4"></text:p>
            <text:p text:style-name="P4"># Returns an array [row, col] with indeces.</text:p>
            <text:p text:style-name="P4"># Note: row &lt; col holds!</text:p>
            <text:p text:style-name="P4">def select_edge w</text:p>
            <text:p text:style-name="P4"><text:tab/># Sum up the partial weights ~ O(n)</text:p>
            <text:p text:style-name="P4"><text:tab/>total_w = 0</text:p>
            <text:p text:style-name="P4"><text:tab/>(1..w.n).each do |w_i|</text:p>
            <text:p text:style-name="P4"><text:tab/><text:tab/>total_w += w.get_W(w_i)</text:p>
            <text:p text:style-name="P4"><text:tab/>end</text:p>
            <text:p text:style-name="P4"></text:p>
            <text:p text:style-name="P4"><text:tab/># Draw random number between 0 and total_w ~ O(1)</text:p>
            <text:p text:style-name="P4"><text:tab/>rnd = Random.rand * total_w<text:tab/></text:p>
            <text:p text:style-name="P4"></text:p>
            <text:p text:style-name="P4"><text:tab/># search the column where this weight is located ~ O(n)</text:p>
            <text:p text:style-name="P4"><text:soft-page-break/><text:tab/>sum_up = w.get_W(1)</text:p>
            <text:p text:style-name="P4"><text:tab/>row_index = 1</text:p>
            <text:p text:style-name="P4"><text:tab/>while sum_up &lt; rnd</text:p>
            <text:p text:style-name="P4"><text:tab/><text:tab/>row_index += 1</text:p>
            <text:p text:style-name="P4"><text:tab/><text:tab/>sum_up += w.get_W(row_index)</text:p>
            <text:p text:style-name="P4"><text:tab/>end</text:p>
            <text:p text:style-name="P4"></text:p>
            <text:p text:style-name="P4"><text:tab/># now we have the correct row</text:p>
            <text:p text:style-name="P4"><text:tab/>col_index = w.n</text:p>
            <text:p text:style-name="P4"><text:tab/>while sum_up &gt; rnd</text:p>
            <text:p text:style-name="P4"><text:tab/><text:tab/>sum_up -= w.get_w(row_index, col_index)</text:p>
            <text:p text:style-name="P4"><text:tab/><text:tab/>col_index -= 1</text:p>
            <text:p text:style-name="P4"><text:tab/>end</text:p>
            <text:p text:style-name="P4"></text:p>
            <text:p text:style-name="P4"><text:tab/># compensate for -1 too much</text:p>
            <text:p text:style-name="P4"><text:tab/>[row_index, col_index + 1]</text:p>
            <text:p text:style-name="P4">end</text:p>
            <text:p text:style-name="P4"></text:p>
            <text:p text:style-name="P4">def contract_edge w, edge</text:p>
            <text:p text:style-name="P4"><text:tab/># 1) combine the lines of the selected nodes</text:p>
            <text:p text:style-name="P4"><text:tab/>(1..w.n).each do |j|</text:p>
            <text:p text:style-name="P4"><text:tab/><text:tab/>a = w.get_w(edge[0], j)</text:p>
            <text:p text:style-name="P4"><text:tab/><text:tab/>b = w.get_w(edge[1], j)</text:p>
            <text:p text:style-name="P4"><text:tab/><text:tab/>w.set_w(edge[0], j, a + b)</text:p>
            <text:p text:style-name="P4"><text:tab/><text:tab/>w.set_w(edge[1], j, b - b)</text:p>
            <text:p text:style-name="P4"><text:tab/>end</text:p>
            <text:p text:style-name="P4"><text:tab/>w.set_w(edge[0], edge[1], 0)</text:p>
            <text:p text:style-name="P4"></text:p>
            <text:p text:style-name="P4"><text:tab/># 2) combine edges that point to both nodes of the edge</text:p>
            <text:p text:style-name="P4"><text:tab/># <text:s text:c="3"/>or just reroute them</text:p>
            <text:p text:style-name="P4"><text:tab/>(1..w.n).each do |i|</text:p>
            <text:p text:style-name="P4"><text:tab/><text:tab/>a = w.get_w(i, edge[0])</text:p>
            <text:p text:style-name="P4"><text:tab/><text:tab/>b = w.get_w(i, edge[1])</text:p>
            <text:p text:style-name="P4"><text:tab/><text:tab/>w.set_w(i, edge[0], a + b)</text:p>
            <text:p text:style-name="P4"><text:tab/><text:tab/>w.set_w(i, edge[1], b - b)</text:p>
            <text:p text:style-name="P4"><text:tab/>end</text:p>
            <text:p text:style-name="P4"></text:p>
            <text:p text:style-name="P4"><text:tab/># 3) write down the names</text:p>
            <text:p text:style-name="P4"><text:tab/>w.join_v(edge[0], edge[1])</text:p>
            <text:p text:style-name="P4">end</text:p>
          </table:table-cell>
        </table:table-row>
      </table:table>
      <text:p text:style-name="P1"/>
      <text:p text:style-name="P3">Finally we can implement fastcut with the lines coded before: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def n_fastcut w</text:p>
            <text:p text:style-name="P4"><text:tab/>smallest = -1</text:p>
            <text:p text:style-name="P4"><text:tab/>smallest_w = nil</text:p>
            <text:p text:style-name="P4"></text:p>
            <text:p text:style-name="P4"><text:tab/>no = Math.log2(w.n)**2</text:p>
            <text:p text:style-name="P4"><text:tab/>no.ceil.times do |n|</text:p>
            <text:p text:style-name="P4"><text:tab/><text:tab/>cur_w = w.copy</text:p>
            <text:p text:style-name="P4"><text:tab/><text:tab/>cur = fastcut cur_w</text:p>
            <text:p text:style-name="P4"><text:tab/><text:tab/>if cur &lt; smallest || smallest == -1</text:p>
            <text:p text:style-name="P4"><text:tab/><text:tab/><text:tab/>smallest_w = cur_w</text:p>
            <text:p text:style-name="P4"><text:tab/><text:tab/><text:tab/>smallest = cur</text:p>
            <text:p text:style-name="P4"><text:tab/><text:tab/>end</text:p>
            <text:p text:style-name="P4"><text:tab/>end</text:p>
            <text:p text:style-name="P4"><text:tab/>[smallest, smallest_w]</text:p>
            <text:p text:style-name="P4">end</text:p>
            <text:p text:style-name="P4"></text:p>
            <text:p text:style-name="P4">def fastcut w</text:p>
            <text:p text:style-name="P4"></text:p>
            <text:p text:style-name="P4"><text:soft-page-break/><text:tab/>if w.m &lt;= 3</text:p>
            <text:p text:style-name="P4"><text:tab/><text:tab/>return enum_edge w</text:p>
            <text:p text:style-name="P4"><text:tab/>end</text:p>
            <text:p text:style-name="P4"></text:p>
            <text:p text:style-name="P4"><text:tab/>w1 = w</text:p>
            <text:p text:style-name="P4"><text:tab/>w2 = w.copy</text:p>
            <text:p text:style-name="P4"></text:p>
            <text:p text:style-name="P4"><text:tab/>p = (w.m / Math.sqrt(2)).ceil</text:p>
            <text:p text:style-name="P4"></text:p>
            <text:p text:style-name="P4"><text:tab/>k_contract w1, p</text:p>
            <text:p text:style-name="P4"><text:tab/>k_contract w2, p</text:p>
            <text:p text:style-name="P4"></text:p>
            <text:p text:style-name="P4"><text:tab/>r1 = fastcut w1</text:p>
            <text:p text:style-name="P4"><text:tab/>r2 = fastcut w2</text:p>
            <text:p text:style-name="P4"></text:p>
            <text:p text:style-name="P4"><text:tab/>return r1 &lt; r2 ? r1 : r2</text:p>
            <text:p text:style-name="P4">end</text:p>
            <text:p text:style-name="P4"></text:p>
            <text:p text:style-name="P4"></text:p>
            <text:p text:style-name="P4">def enum_edge w</text:p>
            <text:p text:style-name="P4"><text:tab/># we call the remaining nodes a, b and c</text:p>
            <text:p text:style-name="P4"><text:tab/># by construction we know, that one of them has index 1</text:p>
            <text:p text:style-name="P4"><text:tab/>a = 1</text:p>
            <text:p text:style-name="P4"><text:tab/>b = 0</text:p>
            <text:p text:style-name="P4"><text:tab/>c = 0</text:p>
            <text:p text:style-name="P4"></text:p>
            <text:p text:style-name="P4"><text:tab/>(1..w.n).each do |j|</text:p>
            <text:p text:style-name="P4"><text:tab/><text:tab/>if b == 0 and w.get_w(1,j) &gt; 0</text:p>
            <text:p text:style-name="P4"><text:tab/><text:tab/><text:tab/>b = j</text:p>
            <text:p text:style-name="P4"><text:tab/><text:tab/><text:tab/>next</text:p>
            <text:p text:style-name="P4"><text:tab/><text:tab/>elsif c == 0 and w.get_w(1,j) &gt; 0</text:p>
            <text:p text:style-name="P4"><text:tab/><text:tab/><text:tab/>c = j</text:p>
            <text:p text:style-name="P4"><text:tab/><text:tab/><text:tab/>break</text:p>
            <text:p text:style-name="P4"><text:tab/><text:tab/>end</text:p>
            <text:p text:style-name="P4"><text:tab/>end</text:p>
            <text:p text:style-name="P4"></text:p>
            <text:p text:style-name="P4"><text:tab/># if we have no c yet, the graph might look like</text:p>
            <text:p text:style-name="P4"><text:tab/># <text:s text:c="5"/>b</text:p>
            <text:p text:style-name="P4"><text:tab/># <text:s text:c="3"/>/ <text:s text:c="2"/>\</text:p>
            <text:p text:style-name="P4"><text:tab/># <text:s/>a <text:s text:c="5"/>c</text:p>
            <text:p text:style-name="P4"><text:tab/># and we have to look at node b</text:p>
            <text:p text:style-name="P4"><text:tab/>(1..w.n).each do |j|</text:p>
            <text:p text:style-name="P4"><text:tab/><text:tab/>if w.get_w(b,j) &gt; 0</text:p>
            <text:p text:style-name="P4"><text:tab/><text:tab/><text:tab/>c = j</text:p>
            <text:p text:style-name="P4"><text:tab/><text:tab/><text:tab/>break</text:p>
            <text:p text:style-name="P4"><text:tab/><text:tab/>end</text:p>
            <text:p text:style-name="P4"><text:tab/>end</text:p>
            <text:p text:style-name="P4"></text:p>
            <text:p text:style-name="P4"><text:tab/># if still no c is found, the graph looks like</text:p>
            <text:p text:style-name="P4"><text:tab/># <text:s text:c="2"/>a - b</text:p>
            <text:p text:style-name="P4"><text:tab/># and therefore there's just one split</text:p>
            <text:p text:style-name="P4"><text:tab/>if c == 0</text:p>
            <text:p text:style-name="P4"><text:tab/><text:tab/>return w.get_w(a,b)</text:p>
            <text:p text:style-name="P4"><text:tab/>end</text:p>
            <text:p text:style-name="P4"></text:p>
            <text:p text:style-name="P4"><text:tab/>ab = w.get_w(a,b)</text:p>
            <text:p text:style-name="P4"><text:tab/>bc = w.get_w(b,c)</text:p>
            <text:p text:style-name="P4"><text:tab/>ac = w.get_w(a,c)</text:p>
            <text:p text:style-name="P4"></text:p>
            <text:p text:style-name="P4"><text:tab/>puts "----"</text:p>
            <text:p text:style-name="P4"><text:tab/>puts "Intermediate we have a: #{a}, b: #{b}, c: #{c}"</text:p>
            <text:p text:style-name="P4"></text:p>
            <text:p text:style-name="P4"><text:soft-page-break/></text:p>
            <text:p text:style-name="P4"><text:tab/># shall we cut of a ?</text:p>
            <text:p text:style-name="P4"><text:tab/>if ab + ac &lt;= ab + bc and ab + ac &lt;= ac + bc</text:p>
            <text:p text:style-name="P4"><text:tab/><text:tab/>puts "cut of a"</text:p>
            <text:p text:style-name="P4"><text:tab/><text:tab/>return ab + ac</text:p>
            <text:p text:style-name="P4"><text:tab/># shall we cut of b ?</text:p>
            <text:p text:style-name="P4"><text:tab/>elsif ab + bc &lt;= ab + ac and ab + bc &lt;= ac + bc</text:p>
            <text:p text:style-name="P4"><text:tab/><text:tab/>puts "cut of b"</text:p>
            <text:p text:style-name="P4"><text:tab/><text:tab/>return ab + bc</text:p>
            <text:p text:style-name="P4"><text:tab/># shall we cut of c ?</text:p>
            <text:p text:style-name="P4"><text:tab/>elsif ac + bc &lt;= ab + bc and ac + bc &lt;= ab + ac</text:p>
            <text:p text:style-name="P4"><text:tab/><text:tab/>puts "cut of c"</text:p>
            <text:p text:style-name="P4"><text:tab/><text:tab/>return ac + bc</text:p>
            <text:p text:style-name="P4"><text:tab/>end</text:p>
            <text:p text:style-name="P4"></text:p>
            <text:p text:style-name="P4">end</text:p>
          </table:table-cell>
        </table:table-row>
      </table:table>
      <text:p text:style-name="P3"/>
      <text:p text:style-name="P3">In order to execute this, we have to load the files from above and define a DatMatrix object. The results can be extracted from that object, see this example script:</text:p>
      <text:p text:style-name="P3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">load 'datMatrix.rb'</text:p>
            <text:p text:style-name="P4">load 'contract.rb'</text:p>
            <text:p text:style-name="P4">load 'fastcut.rb'</text:p>
            <text:p text:style-name="P4"></text:p>
            <text:p text:style-name="P4">m = DatMatrix.new 5</text:p>
            <text:p text:style-name="P4"></text:p>
            <text:p text:style-name="P4"># Setup the following matrix:</text:p>
            <text:p text:style-name="P4"># <text:s text:c="2"/>0 5 0 3 0</text:p>
            <text:p text:style-name="P4"># <text:s text:c="2"/>0 0 3 0 1</text:p>
            <text:p text:style-name="P4"># <text:s text:c="2"/>0 0 0 0 2</text:p>
            <text:p text:style-name="P4"># <text:s text:c="2"/>0 0 0 0 0</text:p>
            <text:p text:style-name="P4"># <text:s text:c="2"/>0 0 0 0 0</text:p>
            <text:p text:style-name="P4">m.set_w 1, 2, 5</text:p>
            <text:p text:style-name="P4">m.set_w 1, 4, 3</text:p>
            <text:p text:style-name="P4">m.set_w 2, 3, 3</text:p>
            <text:p text:style-name="P4">m.set_w 2, 5, 1</text:p>
            <text:p text:style-name="P4">m.set_w 3, 5, 2</text:p>
            <text:p text:style-name="P4"></text:p>
            <text:p text:style-name="P4">puts "============="</text:p>
            <text:p text:style-name="P4">puts "Before:"</text:p>
            <text:p text:style-name="P4">m.print</text:p>
            <text:p text:style-name="P4"></text:p>
            <text:p text:style-name="P4"></text:p>
            <text:p text:style-name="P4">r = n_fastcut m</text:p>
            <text:p text:style-name="P4"></text:p>
            <text:p text:style-name="P4">puts "============="</text:p>
            <text:p text:style-name="P4">puts "After:"</text:p>
            <text:p text:style-name="P4">puts " capacity: #{r[0]}"</text:p>
            <text:p text:style-name="P4">puts " v_0: #{r[1].get_v 1}"</text:p>
            <text:p text:style-name="P4">puts " v_1 is the rest :)"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1:25:20.439698179</meta:creation-date>
    <dc:date>2013-11-19T11:32:45.077829227</dc:date>
    <meta:editing-duration>PT5M32S</meta:editing-duration>
    <meta:editing-cycles>2</meta:editing-cycles>
    <meta:generator>LibreOffice/4.1.3.2$Linux_X86_64 LibreOffice_project/410m0$Build-2</meta:generator>
    <meta:document-statistic meta:table-count="4" meta:image-count="0" meta:object-count="0" meta:page-count="6" meta:paragraph-count="345" meta:word-count="1275" meta:character-count="6603" meta:non-whitespace-character-count="4810"/>
  </office:meta>
</office:document-meta>
</file>